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0598in"/>
    </style:style>
    <style:style style:name="co3" style:family="table-column">
      <style:table-column-properties fo:break-before="auto" style:column-width="2.7862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0138in solid #646464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NOME_PESSOA</text:p>
          </table:table-cell>
          <table:table-cell table:style-name="ce1" office:value-type="string">
            <text:p>ANO_EVASAO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RTUR FERREIRA BRUM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BRENO SIMONETTI PORTELLA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BRUNO ROMERO DE AZEVÊDO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DIEGO JOÃO CARGNIN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EDUARDO ARRIAL SPERONI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ABIANO ROMERO DE AZEVÊDO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ELIPE JOSÉ HANAUER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ABRIEL KIST BRUSIUS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UILHERME ALBRECHT KRUEL DE ANDRADE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AMARCK RIBAS HEINSCH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EONARDO QUATRIN CAMPAGNOLO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CELO ARRAIS PORTO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COS ANTONIO DE OLIVEIRA JÚNIOR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THEUS MILLER DE CAMPOS VIANA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URO GUILHERME DE ASSUMPÇÃO MARINHO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PAULO GILBERTO ROEHRS FILHO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SANDRO LEMOS OLIVEIRA</text:p>
          </table:table-cell>
          <table:table-cell office:value-type="float" office:value="2012">
            <text:p>2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2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22:37</dc:date>
    <meta:document-statistic meta:table-count="1" meta:cell-count="72" meta:object-count="0"/>
    <meta:generator>OpenOffice.org/3.4.1$Unix OpenOffice.org_project/341m1$Build-9593</meta:generator>
  </office:meta>
</office:document-meta>
</file>